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56170512" text:id="ct56170512">
          <text:insertion>
            <office:change-info>
              <dc:creator>mle </dc:creator>
              <dc:date>2012-09-11T09:26:00</dc:date>
            </office:change-info>
          </text:insertion>
        </text:changed-region>
        <text:changed-region xml:id="ct56174640" text:id="ct56174640">
          <text:insertion>
            <office:change-info>
              <dc:creator>mle </dc:creator>
              <dc:date>2012-09-11T09:22:00</dc:date>
            </office:change-info>
          </text:insertion>
        </text:changed-region>
        <text:changed-region xml:id="ct56175088" text:id="ct56175088">
          <text:insertion>
            <office:change-info>
              <dc:creator>mle </dc:creator>
              <dc:date>2012-09-11T09:22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change-start text:change-id="ct56170512"/>object<text:change-end text:change-id="ct56170512"/></text:h>
      <text:p text:style-name="Standard"/>
      <text:p text:style-name="Standard">Création : <text:change-start text:change-id="ct56174640"/>object.date_insert<text:change-end text:change-id="ct56174640"/> <text:s/>- Modifié : <text:change-start text:change-id="ct56175088"/>object.date_update<text:change-end text:change-id="ct56175088"/></text:p>
      <text:p text:style-name="Standard"/>
      <text:p text:style-name="Standard">ima<office:annotation><dc:creator>mle </dc:creator><dc:date>2012-09-14T15:30:45</dc:date><text:p><text:span text:style-name="T2">do text</text:span></text:p><text:p>from document(at=object.get_map_image_path())</text:p></office:annotation>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72590848" text:id="ct72590848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MEDIA_ROOT + '/upload/logo-header.png')</text:p></office:annotation>o<text:tab/><text:change-start text:change-id="ct72590848"/>datetime<text:change-end text:change-id="ct72590848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2-10-04T10:54:59</dc:date>
    <dc:creator>mle </dc:creator>
    <meta:editing-duration>PT2H10M43S</meta:editing-duration>
    <meta:editing-cycles>56</meta:editing-cycles>
    <meta:generator>LibreOffice/3.5$Linux_X86_64 LibreOffice_project/350m1$Build-2</meta:generator>
    <meta:document-statistic meta:table-count="0" meta:image-count="0" meta:object-count="0" meta:page-count="1" meta:paragraph-count="4" meta:word-count="15" meta:character-count="87" meta:non-whitespace-character-count="79"/>
  </office:meta>
</office:document-meta>
</file>